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22H33M00S" calcext:value-type="time">
            <text:p>22:33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table:number-columns-repeated="2"/>
          <table:table-cell table:formula="of:=[.C25]-[.B25]" office:value-type="time" office:time-value="-PT16H00M00S" calcext:value-type="time">
            <text:p>-16:00:00</text:p>
          </table:table-cell>
          <table:table-cell table:number-columns-repeated="2"/>
        </table:table-row>
        <table:table-row table:style-name="ro1" table:number-rows-repeated="3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7">00/00/0000</text:date>, <text:time style:data-style-name="N2" text:time-value="13:02:15.07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4-17T15:58:59.272000000</dc:date>
    <meta:editing-duration>P3DT4H57M54S</meta:editing-duration>
    <meta:editing-cycles>50</meta:editing-cycles>
    <meta:generator>LibreOffice/7.2.5.2$Windows_X86_64 LibreOffice_project/499f9727c189e6ef3471021d6132d4c694f357e5</meta:generator>
    <meta:document-statistic meta:table-count="1" meta:cell-count="124" meta:object-count="0"/>
  </office:meta>
</office:document-meta>
</file>